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<text:s/>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 du diagramme de cas d’utilisation</text:p>
              </text:list-item>
              <text:list-item>
                <text:p text:style-name="P109">Finalisation document choix_adaptateurs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2T08:52:00Z</dc:date>
    <meta:template xlink:href="Normal.dotm" xlink:type="simple"/>
    <meta:editing-cycles>18</meta:editing-cycles>
    <meta:editing-duration>PT5220S</meta:editing-duration>
    <meta:document-statistic meta:page-count="2" meta:paragraph-count="3" meta:word-count="274" meta:character-count="1778" meta:row-count="12" meta:non-whitespace-character-count="1507"/>
  </office:meta>
</office:document-meta>
</file>